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79d1c" fo:font-size="20pt" officeooo:rsid="001c82d4" officeooo:paragraph-rsid="0005c81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rsid="001c82d4" officeooo:paragraph-rsid="0005c81b"/>
    </style:style>
    <style:style style:name="T1" style:family="text">
      <style:text-properties fo:color="#660066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79d1c" fo:font-size="20pt" style:font-size-asian="20pt" style:font-size-complex="20pt"/>
    </style:style>
    <style:style style:name="T3" style:family="text">
      <style:text-properties fo:color="#579d1c" fo:font-size="20pt" officeooo:rsid="001d6bd0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">RESUME</text:span></text:p>
      <text:p text:style-name="P2"><text:s text:c="11"/><text:span text:style-name="T2">NAME</text:span> <text:s text:c="2"/><text:span text:style-name="T2">:</text:span><text:span text:style-name="T3">ARATHII</text:span></text:p>
      <text:p text:style-name="P1"><text:s text:c="16"/>D NAME OB:27-10-1997</text:p>
      <text:p text:style-name="P1"><text:s text:c="8"/>MOORKKANATT HOUSE</text:p>
      <text:p text:style-name="P1"><text:s text:c="25"/>AGE:22</text:p>
      <text:p text:style-name="P1"><text:s text:c="12"/>ADDRESS: <text:s text:c="2"/>VAVAKKAD</text:p>
      <text:p text:style-name="P1"><text:s text:c="20"/>MOOTHAKUNNAM P.O</text:p>
      <text:p text:style-name="P1"><text:s text:c="5"/>NAME OF FATHER:SHAJI M.S</text:p>
      <text:p text:style-name="P1"><text:s text:c="5"/>NAME OF MOTHER:MEENA M.N</text:p>
      <text:p text:style-name="P1">10 th QUALIFICATION:90% </text:p>
      <text:p text:style-name="P1">12 th QUALIFICATION:90%</text:p>
      <text:p text:style-name="P1"><text:s text:c="3"/>UNDER GRADUATION:BCA,75%</text:p>
      <text:p text:style-name="P1"><text:s text:c="4"/>POST GRADUATION:MCA on going</text:p>
      <text:p text:style-name="P1"><text:s text:c="12"/>HOBBIES:READING,GARDENING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5:13:56.140025648</meta:creation-date>
    <dc:date>2020-01-31T15:15:02.610434781</dc:date>
    <meta:editing-duration>P0D</meta:editing-duration>
    <meta:editing-cycles>1</meta:editing-cycles>
    <meta:document-statistic meta:table-count="0" meta:image-count="0" meta:object-count="0" meta:page-count="1" meta:paragraph-count="14" meta:word-count="35" meta:character-count="398" meta:non-whitespace-character-count="250"/>
    <meta:generator>LibreOffice/4.2.8.2$Linux_x86 LibreOffice_project/420m0$Build-2</meta:generator>
  </office:meta>
</office:document-meta>
</file>